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55H07M32.614051S" calcext:value-type="time">
            <text:p>1055:07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2]-[.B212] &gt; 0; [.C212]-[.B2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2]-[.F212] &gt; 0; [.G212]-[.F212]; 0)" office:value-type="time" office:time-value="PT00H00M00S" calcext:value-type="time">
            <text:p>00:00</text:p>
          </table:table-cell>
          <table:table-cell table:formula="of:=[.D212]+[.H2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3]-[.B213] &gt; 0; [.C213]-[.B2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3]-[.F213] &gt; 0; [.G213]-[.F213]; 0)" office:value-type="time" office:time-value="PT00H00M00S" calcext:value-type="time">
            <text:p>00:00</text:p>
          </table:table-cell>
          <table:table-cell table:formula="of:=[.D213]+[.H2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4]-[.B214] &gt; 0; [.C214]-[.B2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 style:data-style-name="N2" text:time-value="07:54:41.8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05T16:41:39.974000000</dc:date>
    <meta:editing-duration>P46DT7H42M39S</meta:editing-duration>
    <meta:editing-cycles>1229</meta:editing-cycles>
    <meta:generator>LibreOffice/7.2.6.2$Windows_X86_64 LibreOffice_project/b0ec3a565991f7569a5a7f5d24fed7f52653d754</meta:generator>
    <meta:document-statistic meta:table-count="2" meta:cell-count="1528" meta:object-count="0"/>
  </office:meta>
</office:document-meta>
</file>